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70962041.png" manifest:media-type="image/png"/>
  <manifest:file-entry manifest:full-path="Pictures/10000000000006900000041ACC4995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47cm" svg:height="11.842cm" svg:x="1cm" svg:y="0.969cm">
          <draw:image xlink:href="Pictures/10000000000006900000041ACC499512.png" xlink:type="simple" xlink:show="embed" xlink:actuate="onLoad">
            <text:p/>
          </draw:image>
        </draw:frame>
        <draw:custom-shape draw:style-name="gr2" draw:text-style-name="P1" draw:layer="layout" svg:width="4.064cm" svg:height="4.699cm" svg:x="16.367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8.947cm" svg:height="11.842cm" svg:x="1.033cm" svg:y="6.461cm">
          <draw:image xlink:href="Pictures/10000000000006900000041A70962041.png" xlink:type="simple" xlink:show="embed" xlink:actuate="onLoad">
            <text:p/>
          </draw:image>
        </draw:frame>
        <draw:custom-shape draw:style-name="gr2" draw:text-style-name="P1" draw:layer="layout" svg:width="4.064cm" svg:height="4.699cm" svg:x="16.494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8cm" fo:page-height="19.3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8T19:40:40.606786745</dc:date>
    <meta:generator>LibreOffice/4.2.8.2$Linux_X86_64 LibreOffice_project/420m0$Build-2</meta:generator>
    <meta:editing-duration>P0D</meta:editing-duration>
    <meta:editing-cycles>1</meta:editing-cycles>
    <meta:document-statistic meta:object-count="4"/>
  </office:meta>
</office:document-meta>
</file>